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86pt"/>
    </style:style>
    <style:style style:name="ro1" style:family="table-row">
      <style:table-row-properties style:row-height="29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lt;=-1*([.E6]+[.F6])" table:allow-empty-cell="true" table:base-cell-address="Sheet1.D6">
          <table:error-message table:message-type="stop" table:display="true"/>
        </table:content-validation>
        <table:content-validation table:name="val2" table:condition="of:cell-content-is-whole-number() and cell-content()&lt;=-1*([.D7]+[.F7])" table:allow-empty-cell="true" table:base-cell-address="Sheet1.E7">
          <table:error-message table:message-type="stop" table:display="true"/>
        </table:content-validation>
        <table:content-validation table:name="val3" table:condition="of:cell-content-is-whole-number() and cell-content()&lt;=-1*([.D7]+[.E7])" table:allow-empty-cell="true" table:base-cell-address="Sheet1.F8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 table:number-columns-spanned="9" table:number-rows-spanned="1">
            <text:p>Inverting a matrix and multiplying by [3x1] matrix to solve for x, y, z 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Only modify yellow cells. <text:s text:c="2"/>Require: D6 &lt;= -1*(E6+F6) <text:s/>E7 &lt;= -1*(D7+F7) <text:s/>F8 &lt;= -1*(D8+E8)</text:p>
          </table:table-cell>
          <table:covered-table-cell table:number-columns-repeated="7"/>
          <table:table-cell office:value-type="string" calcext:value-type="string" table:number-columns-spanned="6" table:number-rows-spanned="1">
            <text:p>Using built in matrix functions to check answer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table:number-columns-repeated="3"/>
          <table:table-cell table:number-matrix-columns-spanned="3" table:number-matrix-rows-spanned="3" table:formula="of:=MINVERSE(coeffs)" office:value-type="float" office:value="-0.193637621023513" calcext:value-type="float">
            <text:p>-0.193637621</text:p>
          </table:table-cell>
          <table:table-cell office:value-type="float" office:value="-0.0816044260027663" calcext:value-type="float">
            <text:p>-0.081604426</text:p>
          </table:table-cell>
          <table:table-cell office:value-type="float" office:value="-0.0995850622406639" calcext:value-type="float">
            <text:p>-0.0995850622</text:p>
          </table:table-cell>
          <table:table-cell/>
          <table:table-cell table:formula="of:=[.H6]" office:value-type="float" office:value="15" calcext:value-type="float">
            <text:p>15</text:p>
          </table:table-cell>
          <table:table-cell table:formula="of:=[.J3]*[.H$6]+[.K3]*[.H$7]+[.L3]*[.H$8]" office:value-type="float" office:value="-0.5" calcext:value-type="float">
            <text:p>-0.5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3"/>
          <table:table-cell office:value-type="float" office:value="-0.0816044260027663" calcext:value-type="float">
            <text:p>-0.081604426</text:p>
          </table:table-cell>
          <table:table-cell office:value-type="float" office:value="-0.127247579529737" calcext:value-type="float">
            <text:p>-0.1272475795</text:p>
          </table:table-cell>
          <table:table-cell office:value-type="float" office:value="-0.070539419087137" calcext:value-type="float">
            <text:p>-0.0705394191</text:p>
          </table:table-cell>
          <table:table-cell/>
          <table:table-cell table:formula="of:=[.H7]" office:value-type="float" office:value="-7.5" calcext:value-type="float">
            <text:p>-7.5</text:p>
          </table:table-cell>
          <table:table-cell table:formula="of:=[.J4]*[.H$6]+[.K4]*[.H$7]+[.L4]*[.H$8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-0.0995850622406639" calcext:value-type="float">
            <text:p>-0.0995850622</text:p>
          </table:table-cell>
          <table:table-cell office:value-type="float" office:value="-0.0705394190871369" calcext:value-type="float">
            <text:p>-0.0705394191</text:p>
          </table:table-cell>
          <table:table-cell office:value-type="float" office:value="-0.136929460580913" calcext:value-type="float">
            <text:p>-0.1369294606</text:p>
          </table:table-cell>
          <table:table-cell/>
          <table:table-cell table:formula="of:=[.H8]" office:value-type="float" office:value="-18" calcext:value-type="float">
            <text:p>-18</text:p>
          </table:table-cell>
          <table:table-cell table:formula="of:=[.J5]*[.H$6]+[.K5]*[.H$7]+[.L5]*[.H$8]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/>
          <table:table-cell table:number-matrix-columns-spanned="1" table:number-matrix-rows-spanned="3" table:formula="of:=MMULT(MINVERSE(coeffs);volts)" office:value-type="float" office:value="-0.5" calcext:value-type="float">
            <text:p>-0.5</text:p>
          </table:table-cell>
          <table:table-cell/>
          <table:table-cell table:style-name="ce6" table:content-validation-name="val1" office:value-type="float" office:value="-9" calcext:value-type="float">
            <text:p>-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formula="of:=[.D6]*[.$D$4]+[.E6]*[.$E$4]+[.F6]*[.$F$4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E6]" office:value-type="float" office:value="3" calcext:value-type="float">
            <text:p>3</text:p>
          </table:table-cell>
          <table:table-cell table:style-name="ce6" table:content-validation-name="val2" office:value-type="float" office:value="-12" calcext:value-type="float">
            <text:p>-12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formula="of:=[.D7]*[.$D$4]+[.E7]*[.$E$4]+[.F7]*[.$F$4]" office:value-type="float" office:value="-7.5" calcext:value-type="float">
            <text:p>-7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F6]" office:value-type="float" office:value="5" calcext:value-type="float">
            <text:p>5</text:p>
          </table:table-cell>
          <table:table-cell table:formula="of:=[.F7]" office:value-type="float" office:value="4" calcext:value-type="float">
            <text:p>4</text:p>
          </table:table-cell>
          <table:table-cell table:style-name="ce6" table:content-validation-name="val3" office:value-type="float" office:value="-13" calcext:value-type="float">
            <text:p>-13</text:p>
          </table:table-cell>
          <table:table-cell/>
          <table:table-cell table:formula="of:=[.D8]*[.$D$4]+[.E8]*[.$E$4]+[.F8]*[.$F$4]" office:value-type="float" office:value="-18" calcext:value-type="float">
            <text:p>-1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Matrix of Minor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ign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igned CoFactor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number-columns-repeated="3"/>
          <table:table-cell table:formula="of:=[.E7]*[.F8]-[.E8]*[.F7]" office:value-type="float" office:value="140" calcext:value-type="float">
            <text:p>140</text:p>
          </table:table-cell>
          <table:table-cell table:formula="of:=[.D7]*[.F8]-[.D8]*[.F7]" office:value-type="float" office:value="-59" calcext:value-type="float">
            <text:p>-59</text:p>
          </table:table-cell>
          <table:table-cell table:formula="of:=[.D7]*[.E8]-[.D8]*[.E7]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1]*[.H11]" office:value-type="float" office:value="140" calcext:value-type="float">
            <text:p>140</text:p>
          </table:table-cell>
          <table:table-cell table:formula="of:=[.E11]*[.I11]" office:value-type="float" office:value="59" calcext:value-type="float">
            <text:p>59</text:p>
          </table:table-cell>
          <table:table-cell table:formula="of:=[.F11]*[.J11]" office:value-type="float" office:value="72" calcext:value-type="float">
            <text:p>7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E6]*[.F8]-[.E8]*[.F6]" office:value-type="float" office:value="-59" calcext:value-type="float">
            <text:p>-59</text:p>
          </table:table-cell>
          <table:table-cell table:formula="of:=[.D6]*[.F8]-[.D8]*[.F6]" office:value-type="float" office:value="92" calcext:value-type="float">
            <text:p>92</text:p>
          </table:table-cell>
          <table:table-cell table:formula="of:=[.D6]*[.E8]-[.D8]*[.E6]" office:value-type="float" office:value="-51" calcext:value-type="float">
            <text:p>-51</text:p>
          </table:table-cell>
          <table:table-cell office:value-type="string" calcext:value-type="string">
            <text:p>.*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D12]*[.H12]" office:value-type="float" office:value="59" calcext:value-type="float">
            <text:p>59</text:p>
          </table:table-cell>
          <table:table-cell table:formula="of:=[.E12]*[.I12]" office:value-type="float" office:value="92" calcext:value-type="float">
            <text:p>92</text:p>
          </table:table-cell>
          <table:table-cell table:formula="of:=[.F12]*[.J12]"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E6]*[.F7]-[.E7]*[.F6]" office:value-type="float" office:value="72" calcext:value-type="float">
            <text:p>72</text:p>
          </table:table-cell>
          <table:table-cell table:formula="of:=[.D6]*[.F7]-[.D7]*[.F6]" office:value-type="float" office:value="-51" calcext:value-type="float">
            <text:p>-51</text:p>
          </table:table-cell>
          <table:table-cell table:formula="of:=[.D6]*[.E7]-[.D7]*[.E6]"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3]*[.H13]" office:value-type="float" office:value="72" calcext:value-type="float">
            <text:p>72</text:p>
          </table:table-cell>
          <table:table-cell table:formula="of:=[.E13]*[.I13]" office:value-type="float" office:value="51" calcext:value-type="float">
            <text:p>51</text:p>
          </table:table-cell>
          <table:table-cell table:formula="of:=[.F13]*[.J13]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1</text:p>
            <text:p>Determinate</text:p>
          </table:table-cell>
          <table:table-cell/>
          <table:table-cell table:style-name="ce7" office:value-type="string" calcext:value-type="string" table:number-columns-spanned="3" table:number-rows-spanned="1">
            <text:p>Transposed Signed CoFactor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Inverse Matrix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.*</text:p>
          </table:table-cell>
          <table:table-cell table:formula="of:=[.L11]" office:value-type="float" office:value="140" calcext:value-type="float">
            <text:p>140</text:p>
          </table:table-cell>
          <table:table-cell table:formula="of:=[.L12]" office:value-type="float" office:value="59" calcext:value-type="float">
            <text:p>59</text:p>
          </table:table-cell>
          <table:table-cell table:formula="of:=[.L13]" office:value-type="float" office:value="72" calcext:value-type="float">
            <text:p>72</text:p>
          </table:table-cell>
          <table:table-cell/>
          <table:table-cell table:formula="of:=[.$B$16]/[.$B$17]*[.D16]" office:value-type="float" office:value="-0.193637621023513" calcext:value-type="float">
            <text:p>-0.193637621</text:p>
          </table:table-cell>
          <table:table-cell table:formula="of:=[.$B$16]/[.$B$17]*[.E16]" office:value-type="float" office:value="-0.0816044260027663" calcext:value-type="float">
            <text:p>-0.081604426</text:p>
          </table:table-cell>
          <table:table-cell table:formula="of:=[.$B$16]/[.$B$17]*[.F16]" office:value-type="float" office:value="-0.0995850622406639" calcext:value-type="float">
            <text:p>-0.0995850622</text:p>
          </table:table-cell>
          <table:table-cell/>
          <table:table-cell table:formula="of:=[.H6]" office:value-type="float" office:value="15" calcext:value-type="float">
            <text:p>15</text:p>
          </table:table-cell>
          <table:table-cell/>
          <table:table-cell table:formula="of:=[.H16]*[.L$16]+[.I16]*[.L$17]+[.J16]*[.L$18]" office:value-type="float" office:value="-0.5" calcext:value-type="float">
            <text:p>-0.5</text:p>
          </table:table-cell>
          <table:table-cell table:number-columns-repeated="1010"/>
        </table:table-row>
        <table:table-row table:style-name="ro1">
          <table:table-cell/>
          <table:table-cell table:style-name="ce5" table:formula="of:=MDETERM(coeffs)" office:value-type="float" office:value="-723" calcext:value-type="float">
            <text:p>-723</text:p>
          </table:table-cell>
          <table:covered-table-cell/>
          <table:table-cell table:formula="of:=[.M11]" office:value-type="float" office:value="59" calcext:value-type="float">
            <text:p>59</text:p>
          </table:table-cell>
          <table:table-cell table:formula="of:=[.M12]" office:value-type="float" office:value="92" calcext:value-type="float">
            <text:p>92</text:p>
          </table:table-cell>
          <table:table-cell table:formula="of:=[.M13]" office:value-type="float" office:value="51" calcext:value-type="float">
            <text:p>5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$B$16]/[.$B$17]*[.D17]" office:value-type="float" office:value="-0.0816044260027663" calcext:value-type="float">
            <text:p>-0.081604426</text:p>
          </table:table-cell>
          <table:table-cell table:formula="of:=[.$B$16]/[.$B$17]*[.E17]" office:value-type="float" office:value="-0.127247579529737" calcext:value-type="float">
            <text:p>-0.1272475795</text:p>
          </table:table-cell>
          <table:table-cell table:formula="of:=[.$B$16]/[.$B$17]*[.F17]" office:value-type="float" office:value="-0.070539419087137" calcext:value-type="float">
            <text:p>-0.070539419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H7]" office:value-type="float" office:value="-7.5" calcext:value-type="float">
            <text:p>-7.5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H17]*[.L$16]+[.I17]*[.L$17]+[.J17]*[.L$1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N11]" office:value-type="float" office:value="72" calcext:value-type="float">
            <text:p>72</text:p>
          </table:table-cell>
          <table:table-cell table:formula="of:=[.N12]" office:value-type="float" office:value="51" calcext:value-type="float">
            <text:p>51</text:p>
          </table:table-cell>
          <table:table-cell table:formula="of:=[.N13]" office:value-type="float" office:value="99" calcext:value-type="float">
            <text:p>99</text:p>
          </table:table-cell>
          <table:table-cell/>
          <table:table-cell table:formula="of:=[.$B$16]/[.$B$17]*[.D18]" office:value-type="float" office:value="-0.0995850622406639" calcext:value-type="float">
            <text:p>-0.0995850622</text:p>
          </table:table-cell>
          <table:table-cell table:formula="of:=[.$B$16]/[.$B$17]*[.E18]" office:value-type="float" office:value="-0.070539419087137" calcext:value-type="float">
            <text:p>-0.0705394191</text:p>
          </table:table-cell>
          <table:table-cell table:formula="of:=[.$B$16]/[.$B$17]*[.F18]" office:value-type="float" office:value="-0.136929460580913" calcext:value-type="float">
            <text:p>-0.1369294606</text:p>
          </table:table-cell>
          <table:table-cell/>
          <table:table-cell table:formula="of:=[.H8]" office:value-type="float" office:value="-18" calcext:value-type="float">
            <text:p>-18</text:p>
          </table:table-cell>
          <table:table-cell/>
          <table:table-cell table:formula="of:=[.H18]*[.L$16]+[.I18]*[.L$17]+[.J18]*[.L$18]" office:value-type="float" office:value="1.5" calcext:value-type="float">
            <text:p>1.5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effs" table:base-cell-address="$Sheet1.$C$6" table:cell-range-address="$Sheet1.$D$6:.$F$8"/>
        <table:named-range table:name="volts" table:base-cell-address="$Sheet1.$H$6" table:cell-range-address="$Sheet1.$H$6:.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7:05:26.096172647</meta:creation-date>
    <dc:date>2019-11-07T12:53:21.906584163</dc:date>
    <meta:editing-duration>PT8M42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